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000000420F05063915F8B18B4.png" manifest:media-type="image/png"/>
  <manifest:file-entry manifest:full-path="Pictures/1001AB200001320000018C0088D8C7CD3B15F070.pdf" manifest:media-type="application/pdf"/>
  <manifest:file-entry manifest:full-path="Pictures/10000000000001DD0000016AE74F9BE33EFFC01E.png" manifest:media-type="image/png"/>
  <manifest:file-entry manifest:full-path="Pictures/10000000000001DB000001F71F93C01DF236DC08.png" manifest:media-type="image/png"/>
  <manifest:file-entry manifest:full-path="Pictures/10000000000001E7000000ECDAA2C972C00E126B.png" manifest:media-type="image/png"/>
  <manifest:file-entry manifest:full-path="Pictures/10000000000001E6000000EF8F35DF162CA16547.png" manifest:media-type="image/png"/>
  <manifest:file-entry manifest:full-path="Pictures/100000000000023A0000025B0BEA860660DB062F.png" manifest:media-type="image/png"/>
  <manifest:file-entry manifest:full-path="Pictures/10000000000001D6000001C49265171C923863B7.png" manifest:media-type="image/png"/>
  <manifest:file-entry manifest:full-path="Pictures/1000000000000330000004205AD344A2B634ED1E.png" manifest:media-type="image/png"/>
  <manifest:file-entry manifest:full-path="Pictures/100000000000013B000000A8E09F38E7DA8D929B.png" manifest:media-type="image/png"/>
  <manifest:file-entry manifest:full-path="Pictures/10000000000001EB000000A25CF3A965FF233A23.png" manifest:media-type="image/png"/>
  <manifest:file-entry manifest:full-path="Pictures/100000000000022C00000177A51CDD38D54EE284.png" manifest:media-type="image/png"/>
  <manifest:file-entry manifest:full-path="Pictures/100291920001320000018C004E8538B0014A23F8.pdf" manifest:media-type="application/pdf"/>
  <manifest:file-entry manifest:full-path="Pictures/10000000000001C50000034BA730419D5F500B0B.png" manifest:media-type="image/png"/>
  <manifest:file-entry manifest:full-path="Pictures/10000000000001AD00000105A0F509645B11EB6C.png" manifest:media-type="image/png"/>
  <manifest:file-entry manifest:full-path="Pictures/100000000000033000000420C29C1DEB4240C61F.png" manifest:media-type="image/png"/>
  <manifest:file-entry manifest:full-path="Pictures/1002588A0001320000018C00756AFCCD5ADD3DEA.pdf" manifest:media-type="application/pdf"/>
  <manifest:file-entry manifest:full-path="Pictures/100197370001320000018C0001687DD89DBD25A4.pdf" manifest:media-type="application/pdf"/>
  <manifest:file-entry manifest:full-path="Pictures/100000000000013B0000002DF46DB49B30818DAE.png" manifest:media-type="image/png"/>
  <manifest:file-entry manifest:full-path="Pictures/10000000000001D9000000C9EDC91EB55364FD07.png" manifest:media-type="image/png"/>
  <manifest:file-entry manifest:full-path="Pictures/10000000000001E700000129545E83A640BFA6AE.png" manifest:media-type="image/png"/>
  <manifest:file-entry manifest:full-path="Pictures/10000000000001F20000015DF264B837E53A4910.png" manifest:media-type="image/png"/>
  <manifest:file-entry manifest:full-path="Pictures/100000000000018A00000062E865A9B6F7EC86B5.png" manifest:media-type="image/png"/>
  <manifest:file-entry manifest:full-path="Pictures/10000000000001D50000013605C7F40743DC1B7A.png" manifest:media-type="image/png"/>
  <manifest:file-entry manifest:full-path="Pictures/10000000000001F5000001312002457A689E49A5.png" manifest:media-type="image/png"/>
  <manifest:file-entry manifest:full-path="Pictures/10000000000001D900000108852C13083738DE9D.png" manifest:media-type="image/png"/>
  <manifest:file-entry manifest:full-path="Pictures/10000000000001C70000023948C2B5BB65670E11.png" manifest:media-type="image/png"/>
  <manifest:file-entry manifest:full-path="Pictures/10000000000003D600000151A433A71DBBE58309.png" manifest:media-type="image/png"/>
  <manifest:file-entry manifest:full-path="Pictures/1000000000000330000004200F8BCBE6EB4F1CBC.png" manifest:media-type="image/png"/>
  <manifest:file-entry manifest:full-path="Pictures/10000000000001D900000160405D7BF35160DFAD.png" manifest:media-type="image/png"/>
  <manifest:file-entry manifest:full-path="Pictures/10000000000001DB0000014A8DCB6252C3D4ABC4.png" manifest:media-type="image/png"/>
  <manifest:file-entry manifest:full-path="Pictures/100000000000022B000000807F4CE0A4285E04BB.png" manifest:media-type="image/png"/>
  <manifest:file-entry manifest:full-path="Pictures/10000000000003D60000025EAC840EB213282E3E.png" manifest:media-type="image/png"/>
  <manifest:file-entry manifest:full-path="Pictures/100000000000015C0000007A7ADE6E1175244255.png" manifest:media-type="image/png"/>
  <manifest:file-entry manifest:full-path="Pictures/10000000000001F1000002680A2F335307EA16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9.006cm" fo:min-width="9.58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2.555cm" fo:min-width="7.75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1.515cm" fo:min-width="9.0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2.003cm" fo:min-width="13.269cm"/>
    </style:style>
    <style:style style:name="gr9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.052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3.719cm, 4.767cm, 5.822cm, 3.222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2.137cm, 6.288cm, 44.889cm, 3.45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background-color="#cccccc"/>
    </style:style>
    <style:style style:name="P6" style:family="paragraph">
      <loext:graphic-properties draw:fill="none" draw:fill-color="#ffffff"/>
      <style:text-properties fo:background-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999cm" svg:height="27.175cm" svg:x="0.001cm" svg:y="1.146cm">
          <draw:image xlink:href="Pictures/1002588A0001320000018C00756AFCCD5ADD3DEA.pdf" xlink:type="simple" xlink:show="embed" xlink:actuate="onLoad" draw:mime-type="application/pdf">
            <text:p/>
          </draw:image>
          <draw:image xlink:href="Pictures/100000000000033000000420C29C1DEB4240C61F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0.999cm" svg:height="27.175cm" svg:x="0cm" svg:y="1.343cm">
          <draw:image xlink:href="Pictures/100291920001320000018C004E8538B0014A23F8.pdf" xlink:type="simple" xlink:show="embed" xlink:actuate="onLoad" draw:mime-type="application/pdf">
            <text:p/>
          </draw:image>
          <draw:image xlink:href="Pictures/1000000000000330000004205AD344A2B634ED1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7.043cm" svg:height="7.451cm" svg:x="1.186cm" svg:y="1.523cm">
          <draw:image xlink:href="Pictures/100000000000023A0000025B0BEA860660DB062F.png" xlink:type="simple" xlink:show="embed" xlink:actuate="onLoad" draw:mime-type="image/png">
            <text:p/>
          </draw:image>
        </draw:frame>
        <draw:frame draw:style-name="gr3" draw:text-style-name="P1" draw:layer="layout" svg:width="8.737cm" svg:height="16.258cm" svg:x="1.186cm" svg:y="11.774cm">
          <draw:image xlink:href="Pictures/10000000000001C50000034BA730419D5F500B0B.png" xlink:type="simple" xlink:show="embed" xlink:actuate="onLoad" draw:mime-type="image/png">
            <text:p/>
          </draw:image>
        </draw:frame>
        <draw:frame draw:style-name="gr3" draw:text-style-name="P1" draw:layer="layout" svg:width="9.573cm" svg:height="11.972cm" svg:x="10.499cm" svg:y="16.06cm">
          <draw:image xlink:href="Pictures/10000000000001C70000023948C2B5BB65670E11.png" xlink:type="simple" xlink:show="embed" xlink:actuate="onLoad" draw:mime-type="image/png">
            <text:p/>
          </draw:image>
        </draw:frame>
        <draw:frame draw:style-name="gr1" draw:text-style-name="P1" draw:layer="layout" svg:width="10.016cm" svg:height="6.587cm" svg:x="10.338cm" svg:y="6.39cm">
          <draw:image xlink:href="Pictures/100000000000022C00000177A51CDD38D54EE284.png" xlink:type="simple" xlink:show="embed" xlink:actuate="onLoad" draw:mime-type="image/png">
            <text:p/>
          </draw:image>
        </draw:frame>
        <draw:frame draw:style-name="gr3" draw:text-style-name="P1" draw:layer="layout" svg:width="7.757cm" svg:height="2.491cm" svg:x="1.186cm" svg:y="9.121cm">
          <draw:image xlink:href="Pictures/10000000000001EB000000A25CF3A965FF233A23.png" xlink:type="simple" xlink:show="embed" xlink:actuate="onLoad" draw:mime-type="image/png">
            <text:p/>
          </draw:image>
        </draw:frame>
        <draw:frame draw:style-name="gr1" draw:text-style-name="P1" draw:layer="layout" svg:width="9.631cm" svg:height="2.166cm" svg:x="10.338cm" svg:y="13.269cm">
          <draw:image xlink:href="Pictures/100000000000022B000000807F4CE0A4285E04BB.png" xlink:type="simple" xlink:show="embed" xlink:actuate="onLoad" draw:mime-type="image/png">
            <text:p/>
          </draw:image>
        </draw:frame>
        <draw:custom-shape draw:style-name="gr4" draw:text-style-name="P4" draw:layer="layout" svg:width="10.081cm" svg:height="9.256cm" svg:x="10.194cm" svg:y="6.3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082cm" svg:height="4.467cm" svg:x="10.795cm" svg:y="1.579cm">
          <draw:image xlink:href="Pictures/10000000000001E6000000EF8F35DF162CA1654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3" draw:text-style-name="P1" draw:layer="layout" svg:width="7.642cm" svg:height="3.703cm" svg:x="2.185cm" svg:y="1.596cm">
          <draw:image xlink:href="Pictures/10000000000001E7000000ECDAA2C972C00E126B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6.613cm" svg:x="1.535cm" svg:y="5.715cm">
          <draw:image xlink:href="Pictures/10000000000001DD0000016AE74F9BE33EFFC01E.png" xlink:type="simple" xlink:show="embed" xlink:actuate="onLoad" draw:mime-type="image/png">
            <text:p/>
          </draw:image>
        </draw:frame>
        <draw:frame draw:style-name="gr1" draw:text-style-name="P1" draw:layer="layout" svg:width="7.508cm" svg:height="6.028cm" svg:x="1.667cm" svg:y="12.328cm">
          <draw:image xlink:href="Pictures/10000000000001DB0000014A8DCB6252C3D4ABC4.png" xlink:type="simple" xlink:show="embed" xlink:actuate="onLoad" draw:mime-type="image/png">
            <text:p/>
          </draw:image>
        </draw:frame>
        <draw:frame draw:style-name="gr1" draw:text-style-name="P1" draw:layer="layout" svg:width="5.91cm" svg:height="0.93cm" svg:x="10.378cm" svg:y="1.481cm">
          <draw:image xlink:href="Pictures/100000000000013B0000002DF46DB49B30818DAE.png" xlink:type="simple" xlink:show="embed" xlink:actuate="onLoad" draw:mime-type="image/png">
            <text:p/>
          </draw:image>
        </draw:frame>
        <draw:frame draw:style-name="gr1" draw:text-style-name="P1" draw:layer="layout" svg:width="8.913cm" svg:height="10.399cm" svg:x="10.433cm" svg:y="2.432cm">
          <draw:image xlink:href="Pictures/10000000000001DB000001F71F93C01DF236DC08.png" xlink:type="simple" xlink:show="embed" xlink:actuate="onLoad" draw:mime-type="image/png">
            <text:p/>
          </draw:image>
        </draw:frame>
        <draw:frame draw:style-name="gr3" draw:text-style-name="P1" draw:layer="layout" svg:width="8.87cm" svg:height="5.41cm" svg:x="0.957cm" svg:y="22.785cm">
          <draw:image xlink:href="Pictures/10000000000001E700000129545E83A640BFA6AE.png" xlink:type="simple" xlink:show="embed" xlink:actuate="onLoad" draw:mime-type="image/png">
            <text:p/>
          </draw:image>
        </draw:frame>
        <draw:frame draw:style-name="gr3" draw:text-style-name="P1" draw:layer="layout" svg:width="8.89cm" svg:height="3.777cm" svg:x="0.937cm" svg:y="18.727cm">
          <draw:image xlink:href="Pictures/10000000000001D9000000C9EDC91EB55364FD07.png" xlink:type="simple" xlink:show="embed" xlink:actuate="onLoad" draw:mime-type="image/png">
            <text:p/>
          </draw:image>
        </draw:frame>
        <draw:frame draw:style-name="gr3" draw:text-style-name="P1" draw:layer="layout" svg:width="10.16cm" svg:height="7.12cm" svg:x="10.147cm" svg:y="21.095cm">
          <draw:image xlink:href="Pictures/10000000000001F20000015DF264B837E53A4910.png" xlink:type="simple" xlink:show="embed" xlink:actuate="onLoad" draw:mime-type="image/png">
            <text:p/>
          </draw:image>
        </draw:frame>
        <draw:custom-shape draw:style-name="gr5" draw:text-style-name="P4" draw:layer="layout" svg:width="8.255cm" svg:height="12.805cm" svg:x="1.572cm" svg:y="5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578cm" svg:height="11.765cm" svg:x="10.147cm" svg:y="1.29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73cm" svg:height="0.962cm" svg:x="10.328cm" svg:y="14.058cm">
          <draw:text-box>
            <text:p text:style-name="P5">COMBAT</text:p>
          </draw:text-box>
        </draw:frame>
        <draw:frame draw:style-name="gr3" draw:text-style-name="P1" draw:layer="layout" svg:width="7.531cm" svg:height="4.585cm" svg:x="10.147cm" svg:y="16.069cm">
          <draw:image xlink:href="Pictures/10000000000001F5000001312002457A689E49A5.png" xlink:type="simple" xlink:show="embed" xlink:actuate="onLoad" draw:mime-type="image/png">
            <text:p/>
          </draw:image>
        </draw:frame>
        <draw:frame draw:style-name="gr3" draw:text-style-name="P1" draw:layer="layout" svg:width="5.889cm" svg:height="3.583cm" svg:x="14.048cm" svg:y="12.831cm">
          <draw:image xlink:href="Pictures/10000000000001AD00000105A0F509645B11EB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1" draw:layer="layout" svg:width="9.425cm" svg:height="5.007cm" svg:x="1.008cm" svg:y="1.459cm">
          <draw:image xlink:href="Pictures/10000000000001D900000108852C13083738DE9D.png" xlink:type="simple" xlink:show="embed" xlink:actuate="onLoad" draw:mime-type="image/png">
            <text:p/>
          </draw:image>
        </draw:frame>
        <draw:frame draw:style-name="gr3" draw:text-style-name="P1" draw:layer="layout" svg:width="9.365cm" svg:height="8.574cm" svg:x="0.886cm" svg:y="6.941cm">
          <draw:image xlink:href="Pictures/10000000000001D6000001C49265171C923863B7.png" xlink:type="simple" xlink:show="embed" xlink:actuate="onLoad" draw:mime-type="image/png">
            <text:p/>
          </draw:image>
        </draw:frame>
        <draw:frame draw:style-name="gr3" draw:text-style-name="P1" draw:layer="layout" svg:width="8.837cm" svg:height="6.26cm" svg:x="11.377cm" svg:y="1.475cm">
          <draw:image xlink:href="Pictures/10000000000001D900000160405D7BF35160DFAD.png" xlink:type="simple" xlink:show="embed" xlink:actuate="onLoad" draw:mime-type="image/png">
            <text:p/>
          </draw:image>
        </draw:frame>
        <draw:frame draw:style-name="gr1" draw:text-style-name="P1" draw:layer="layout" svg:width="13.584cm" svg:height="4.808cm" svg:x="1.073cm" svg:y="23.067cm">
          <draw:image xlink:href="Pictures/10000000000003D600000151A433A71DBBE58309.png" xlink:type="simple" xlink:show="embed" xlink:actuate="onLoad" draw:mime-type="image/png">
            <text:p/>
          </draw:image>
        </draw:frame>
        <draw:frame draw:style-name="gr1" draw:text-style-name="P1" draw:layer="layout" svg:width="13.584cm" svg:height="8.648cm" svg:x="1.073cm" svg:y="15.899cm">
          <draw:image xlink:href="Pictures/10000000000003D60000025EAC840EB213282E3E.png" xlink:type="simple" xlink:show="embed" xlink:actuate="onLoad" draw:mime-type="image/png">
            <text:p/>
          </draw:image>
        </draw:frame>
        <draw:custom-shape draw:style-name="gr8" draw:text-style-name="P4" draw:layer="layout" svg:width="13.769cm" svg:height="12.253cm" svg:x="0.888cm" svg:y="15.81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55cm" svg:height="2.296cm" svg:x="13.712cm" svg:y="21.129cm">
          <draw:image xlink:href="Pictures/100000000000015C0000007A7ADE6E1175244255.png" xlink:type="simple" xlink:show="embed" xlink:actuate="onLoad" draw:mime-type="image/png">
            <text:p/>
          </draw:image>
        </draw:frame>
        <draw:frame draw:style-name="gr3" draw:text-style-name="P1" draw:layer="layout" svg:width="7.397cm" svg:height="9.167cm" svg:x="12.817cm" svg:y="7.735cm">
          <draw:image xlink:href="Pictures/10000000000001F1000002680A2F335307EA16AE.png" xlink:type="simple" xlink:show="embed" xlink:actuate="onLoad" draw:mime-type="image/png">
            <text:p/>
          </draw:image>
        </draw:frame>
        <draw:frame draw:style-name="gr3" draw:text-style-name="P1" draw:layer="layout" svg:width="6.398cm" svg:height="4.025cm" svg:x="13.864cm" svg:y="24.039cm">
          <draw:image xlink:href="Pictures/10000000000001D50000013605C7F40743DC1B7A.png" xlink:type="simple" xlink:show="embed" xlink:actuate="onLoad" draw:mime-type="image/png">
            <text:p/>
          </draw:image>
        </draw:frame>
        <draw:frame draw:style-name="gr9" draw:text-style-name="P1" draw:layer="layout" svg:width="5.988cm" svg:height="1.467cm" svg:x="14.274cm" svg:y="17.086cm">
          <draw:image xlink:href="Pictures/100000000000018A00000062E865A9B6F7EC86B5.png" xlink:type="simple" xlink:show="embed" xlink:actuate="onLoad" draw:mime-type="image/png">
            <text:p/>
          </draw:image>
        </draw:frame>
        <draw:frame draw:style-name="gr3" draw:text-style-name="P1" draw:layer="layout" svg:width="4.519cm" svg:height="2.41cm" svg:x="15.743cm" svg:y="18.653cm">
          <draw:image xlink:href="Pictures/100000000000013B000000A8E09F38E7DA8D9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0" draw:text-style-name="P1" draw:layer="layout" svg:width="18.857cm" svg:height="24.617cm" svg:x="1.065cm" svg:y="2.294cm">
          <draw:image xlink:href="Pictures/1001AB200001320000018C0088D8C7CD3B15F070.pdf" xlink:type="simple" xlink:show="embed" xlink:actuate="onLoad" draw:mime-type="application/pdf">
            <text:p/>
          </draw:image>
          <draw:image xlink:href="Pictures/1000000000000330000004200F8BCBE6EB4F1CBC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1" draw:text-style-name="P1" draw:layer="layout" svg:width="18.388cm" svg:height="14.568cm" svg:x="1.226cm" svg:y="1.473cm">
          <draw:image xlink:href="Pictures/100197370001320000018C0001687DD89DBD25A4.pdf" xlink:type="simple" xlink:show="embed" xlink:actuate="onLoad" draw:mime-type="application/pdf">
            <text:p/>
          </draw:image>
          <draw:image xlink:href="Pictures/100000000000033000000420F05063915F8B18B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1:09:06.450232109</meta:creation-date>
    <dc:date>2022-12-20T13:22:28.301435648</dc:date>
    <meta:editing-duration>PT2H3M8S</meta:editing-duration>
    <meta:editing-cycles>13</meta:editing-cycles>
    <meta:generator>LibreOffice/7.0.4.2$Linux_X86_64 LibreOffice_project/00$Build-2</meta:generator>
    <meta:document-statistic meta:object-count="71"/>
  </office:meta>
</office:document-meta>
</file>